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>
            <text:p>No Princesses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No Dresses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Repetição</text:p>
          </table:table-cell>
          <table:table-cell table:style-name="ce2"/>
          <table:table-cell table:style-name="ce2" office:value-type="string">
            <text:p>EQUALS</text:p>
          </table:table-cell>
          <table:table-cell table:style-name="ce2" office:value-type="string">
            <text:p>DIFFS</text:p>
          </table:table-cell>
          <table:table-cell table:style-name="ce2" office:value-type="string">
            <text:p>%</text:p>
          </table:table-cell>
          <table:table-cell table:number-columns-repeated="7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/>
          <table:table-cell table:style-name="ce3" table:formula="of:=POWER(1/[.B$3];[.A6])" office:value-type="float" office:value="1">
            <text:p>1,0000</text:p>
          </table:table-cell>
          <table:table-cell table:style-name="ce3" table:formula="of:=POWER(([.B$3]-1)/[.B$3];[.B$2]-[.A6])" office:value-type="float" office:value="0.2373046875">
            <text:p>0,2373</text:p>
          </table:table-cell>
          <table:table-cell table:style-name="ce3" table:formula="of:=[.C6]*[.D6]" office:value-type="float" office:value="0.2373046875">
            <text:p>0,2373</text:p>
          </table:table-cell>
          <table:table-cell table:style-name="ce6" table:formula="of:=[.E6]*1" office:value-type="percentage" office:value="0.2373046875">
            <text:p>23,73%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3" office:value-type="string">
            <text:p>b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/>
          <table:table-cell table:style-name="ce3" table:formula="of:=POWER(1/[.B$3];[.A7])" office:value-type="float" office:value="0.25">
            <text:p>0,2500</text:p>
          </table:table-cell>
          <table:table-cell table:style-name="ce3" table:formula="of:=POWER(([.B$3]-1)/[.B$3];[.B$2]-[.A7])" office:value-type="float" office:value="0.31640625">
            <text:p>0,3164</text:p>
          </table:table-cell>
          <table:table-cell table:style-name="ce3" table:formula="of:=[.C7]*[.D7]" office:value-type="float" office:value="0.0791015625">
            <text:p>0,0791</text:p>
          </table:table-cell>
          <table:table-cell table:style-name="ce6" table:formula="of:=[.E7]*5" office:value-type="percentage" office:value="0.3955078125">
            <text:p>39,55%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b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/>
          <table:table-cell table:style-name="ce3" table:formula="of:=POWER(1/[.B$3];[.A8])" office:value-type="float" office:value="0.0625">
            <text:p>0,0625</text:p>
          </table:table-cell>
          <table:table-cell table:style-name="ce3" table:formula="of:=POWER(([.B$3]-1)/[.B$3];[.B$2]-[.A8])" office:value-type="float" office:value="0.421875">
            <text:p>0,4219</text:p>
          </table:table-cell>
          <table:table-cell table:style-name="ce3" table:formula="of:=[.C8]*[.D8]" office:value-type="float" office:value="0.0263671875">
            <text:p>0,0264</text:p>
          </table:table-cell>
          <table:table-cell table:style-name="ce6" table:formula="of:=10*[.E8]" office:value-type="percentage" office:value="0.263671875">
            <text:p>26,37%</text:p>
          </table:table-cell>
          <table:table-cell/>
          <table:table-cell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/>
          <table:table-cell table:style-name="ce3" table:formula="of:=POWER(1/[.B$3];[.A9])" office:value-type="float" office:value="0.015625">
            <text:p>0,0156</text:p>
          </table:table-cell>
          <table:table-cell table:style-name="ce3" table:formula="of:=POWER(([.B$3]-1)/[.B$3];[.B$2]-[.A9])" office:value-type="float" office:value="0.5625">
            <text:p>0,5625</text:p>
          </table:table-cell>
          <table:table-cell table:style-name="ce3" table:formula="of:=[.C9]*[.D9]" office:value-type="float" office:value="0.0087890625">
            <text:p>0,0088</text:p>
          </table:table-cell>
          <table:table-cell table:style-name="ce6" table:formula="of:=10*[.E9]" office:value-type="percentage" office:value="0.087890625">
            <text:p>8,79%</text:p>
          </table:table-cell>
          <table:table-cell/>
          <table:table-cell office:value-type="string">
            <text:p>a</text:p>
          </table:table-cell>
          <table:table-cell table:number-columns-repeated="3" office:value-type="string">
            <text:p>b</text:p>
          </table:table-cell>
          <table:table-cell office:value-type="string">
            <text:p>a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/>
          <table:table-cell table:style-name="ce3" table:formula="of:=POWER(1/[.B$3];[.A10])" office:value-type="float" office:value="0.00390625">
            <text:p>0,0039</text:p>
          </table:table-cell>
          <table:table-cell table:style-name="ce3" table:formula="of:=POWER(([.B$3]-1)/[.B$3];[.B$2]-[.A10])" office:value-type="float" office:value="0.75">
            <text:p>0,7500</text:p>
          </table:table-cell>
          <table:table-cell table:style-name="ce3" table:formula="of:=[.C10]*[.D10]" office:value-type="float" office:value="0.0029296875">
            <text:p>0,0029</text:p>
          </table:table-cell>
          <table:table-cell table:style-name="ce6" table:formula="of:=[.E10]*5" office:value-type="percentage" office:value="0.0146484375">
            <text:p>1,46%</text:p>
          </table:table-cell>
          <table:table-cell/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b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/>
          <table:table-cell table:style-name="ce3" table:formula="of:=POWER(1/[.B$3];[.A11])" office:value-type="float" office:value="0.0009765625">
            <text:p>0,0010</text:p>
          </table:table-cell>
          <table:table-cell table:style-name="ce3" table:formula="of:=POWER(([.B$3]-1)/[.B$3];[.B$2]-[.A11])" office:value-type="float" office:value="1">
            <text:p>1,0000</text:p>
          </table:table-cell>
          <table:table-cell table:style-name="ce3" table:formula="of:=[.C11]*[.D11]" office:value-type="float" office:value="0.0009765625">
            <text:p>0,0010</text:p>
          </table:table-cell>
          <table:table-cell table:style-name="ce6" table:formula="of:=[.E11]*1" office:value-type="percentage" office:value="0.0009765625">
            <text:p>0,10%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/>
          <table:table-cell table:style-name="ce4" table:number-columns-repeated="3"/>
          <table:table-cell table:style-name="ce5" table:formula="of:=SUM([.E6:.E11])" office:value-type="percentage" office:value="0.35546875">
            <text:p>35,5469%</text:p>
          </table:table-cell>
          <table:table-cell table:style-name="ce5" table:formula="of:=SUM([.F6:.F11])" office:value-type="percentage" office:value="1">
            <text:p>100,0000%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7"/>
          <table:table-cell table:number-columns-repeated="2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table:number-columns-repeated="7"/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7"/>
          <table:table-cell table:number-columns-repeated="3" office:value-type="string">
            <text:p>b</text:p>
          </table:table-cell>
          <table:table-cell table:number-columns-repeated="2" office:value-type="string">
            <text:p>a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percentage-style style:name="N109">
      <number:number number:decimal-places="3" number:min-integer-digits="1"/>
      <number:text>%</number:text>
    </number:percentage-style>
    <number:percentage-style style:name="N110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9">29/05/2009</text:date>, <text:time>12:1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9T07:28:59</meta:creation-date>
    <dc:date>2009-05-29T08:15:44</dc:date>
    <meta:editing-duration>PT00H14M24S</meta:editing-duration>
    <meta:editing-cycles>1</meta:editing-cycles>
    <meta:generator>OpenOffice.org/3.0$Unix OpenOffice.org_project/300m15$Build-9379</meta:generator>
    <meta:document-statistic meta:table-count="3" meta:cell-count="90" meta:object-count="0"/>
    <meta:user-defined meta:name="Info 1"/>
    <meta:user-defined meta:name="Info 2"/>
    <meta:user-defined meta:name="Info 3"/>
    <meta:user-defined meta:name="Info 4"/>
  </office:meta>
</office:document-meta>
</file>